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InterfaceClass">
      <style:graphic-properties fo:min-height="0.578cm" fo:min-width="3.376cm"/>
      <style:paragraph-properties style:writing-mode="lr-tb"/>
    </style:style>
    <style:style style:name="gr26" style:family="graphic" style:parent-style-name="InterfaceClass">
      <style:graphic-properties fo:min-height="0.577cm" fo:min-width="3.376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1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3" style:family="graphic" style:parent-style-name="Implements_5f_conn">
      <style:graphic-properties/>
      <style:paragraph-properties style:writing-mode="lr-tb"/>
    </style:style>
    <style:style style:name="gr34" style:family="graphic" style:parent-style-name="Implements_5f_conn">
      <style:graphic-properties/>
    </style:style>
    <style:style style:name="gr35" style:family="graphic" style:parent-style-name="has_5f_a_5f_conn">
      <style:graphic-properties/>
    </style:style>
    <style:style style:name="gr36" style:family="graphic" style:parent-style-name="Extends_5f_conn">
      <style:graphic-properties/>
    </style:style>
    <style:style style:name="gr37" style:family="graphic" style:parent-style-name="Composes_5f_conn">
      <style:graphic-properties/>
    </style:style>
    <style:style style:name="gr38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2.537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has_5f_a_5f_conn">
      <style:graphic-properties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DataClass">
      <style:graphic-properties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uses_5f_conn">
      <style:graphic-properties/>
    </style:style>
    <style:style style:name="gr4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DataClass">
      <style:graphic-properties fo:min-height="0.578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9" style:family="graphic" style:parent-style-name="twoheaded_5f_arrow">
      <style:graphic-properties draw:marker-start="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4" style:family="graphic" style:parent-style-name="standard">
      <style:graphic-properties draw:stroke="none" draw:fill="none" fo:min-height="0.87cm"/>
      <style:paragraph-properties style:writing-mode="lr-tb"/>
    </style:style>
    <style:style style:name="gr65" style:family="graphic" style:parent-style-name="standard">
      <style:graphic-properties draw:stroke="none" draw:fill="none" fo:min-height="1.16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67" style:family="graphic" style:parent-style-name="OptionalDeco">
      <style:graphic-properties fo:min-height="3.829cm" fo:min-width="26.2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70" style:family="graphic" style:parent-style-name="standard">
      <style:graphic-properties draw:stroke="none" draw:fill="none" fo:min-height="3.053cm"/>
      <style:paragraph-properties style:writing-mode="lr-tb"/>
    </style:style>
    <style:style style:name="gr71" style:family="graphic" style:parent-style-name="OptionalDeco">
      <style:graphic-properties fo:min-height="0.55cm" fo:min-width="3.898cm"/>
      <style:paragraph-properties style:writing-mode="lr-tb"/>
    </style:style>
    <style:style style:name="gr72" style:family="graphic" style:parent-style-name="OptionalDeco">
      <style:graphic-properties draw:fill-color="#ffffff" fo:min-height="0.55cm" fo:min-width="3.208cm"/>
      <style:paragraph-properties style:writing-mode="lr-tb"/>
    </style:style>
    <style:style style:name="gr73" style:family="graphic" style:parent-style-name="OptionalDeco">
      <style:graphic-properties draw:fill-color="#ffffff" fo:min-height="0.55cm" fo:min-width="2.79cm"/>
      <style:paragraph-properties style:writing-mode="lr-tb"/>
    </style:style>
    <style:style style:name="gr74" style:family="graphic" style:parent-style-name="OptionalDeco">
      <style:graphic-properties draw:fill-color="#ffffff" fo:min-height="0.55cm" fo:min-width="2.791cm"/>
      <style:paragraph-properties style:writing-mode="lr-tb"/>
    </style:style>
    <style:style style:name="gr75" style:family="graphic" style:parent-style-name="standard">
      <style:graphic-properties draw:textarea-vertical-align="middle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OptionalDeco">
      <style:graphic-properties draw:fill-color="#ffffff" fo:min-height="0.55cm" fo:min-width="2.792cm"/>
      <style:paragraph-properties style:writing-mode="lr-tb"/>
    </style:style>
    <style:style style:name="gr82" style:family="graphic" style:parent-style-name="standard">
      <style:graphic-properties svg:stroke-color="#3465a4" draw:textarea-vertical-align="middle"/>
    </style:style>
    <style:style style:name="gr83" style:family="graphic" style:parent-style-name="OptionalDeco">
      <style:graphic-properties draw:fill-color="#ffffff" fo:min-height="0.55cm" fo:min-width="2.78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7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86" style:family="graphic" style:parent-style-name="OptionalDeco">
      <style:graphic-properties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>
      <style:graphic-properties draw:stroke="none" draw:fill="none" fo:min-height="5.911cm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851cm" fo:min-width="4.025cm"/>
      <style:paragraph-properties style:writing-mode="lr-tb"/>
    </style:style>
    <style:style style:name="gr99" style:family="graphic" style:parent-style-name="objectwithoutfill">
      <style:graphic-properties draw:marker-end="Arrow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OptionalDeco">
      <style:graphic-properties draw:fill-color="#ffffff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16cm" style:use-optimal-row-height="false"/>
    </style:style>
    <style:style style:name="ro4" style:family="table-row">
      <style:table-row-properties style:row-height="0.86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0.882cm" style:use-optimal-row-height="false"/>
    </style:style>
    <style:style style:name="ro8" style:family="table-row">
      <style:table-row-properties style:row-height="0.965cm" style:use-optimal-row-height="false"/>
    </style:style>
    <style:style style:name="ro9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style:writing-mode="lr-tb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 loext:opacity="100%" fo:font-size="14pt" style:font-size-asian="14pt" style:font-size-complex="14pt"/>
    </style:style>
    <style:style style:name="P30" style:family="paragraph">
      <style:text-properties fo:color="#c9211e" loext:opacity="100%"/>
    </style:style>
    <style:style style:name="P31" style:family="paragraph">
      <loext:graphic-properties draw:fill="none" draw:fill-color="#ffffff"/>
      <style:text-properties fo:color="#c9211e" loext:opacity="100%"/>
    </style:style>
    <style:style style:name="P32" style:family="paragraph">
      <style:paragraph-properties>
        <style:tab-stops>
          <style:tab-stop style:position="0.635cm"/>
          <style:tab-stop style:position="1.27cm"/>
        </style:tab-stops>
      </style:paragraph-properties>
      <style:text-properties fo:font-size="10pt"/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4" style:family="paragraph">
      <style:paragraph-properties fo:text-align="center"/>
      <style:text-properties fo:font-size="22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7" style:family="paragraph">
      <style:text-properties fo:font-size="10pt"/>
    </style:style>
    <style:style style:name="P38" style:family="paragraph">
      <loext:graphic-properties draw:fill-color="#ffffff"/>
      <style:text-properties fo:font-size="10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2" style:family="paragraph">
      <style:paragraph-properties fo:text-align="start" style:writing-mode="lr-tb"/>
      <style:text-properties fo:font-size="10pt"/>
    </style:style>
    <style:style style:name="P43" style:family="paragraph">
      <loext:graphic-properties draw:fill-color="#ffffff"/>
      <style:paragraph-properties fo:text-align="start" style:writing-mode="lr-tb"/>
      <style:text-properties fo:font-size="10pt"/>
    </style:style>
    <style:style style:name="P4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5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81cm" svg:height="0.635cm" svg:x="1.317cm" svg:y="16.24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317cm" svg:y="16.875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3" draw:text-style-name="P16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4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4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5" draw:layer="layout" svg:x1="1.548cm" svg:y1="17.945cm" svg:x2="2.5cm" svg:y2="17.945cm">
          <text:p/>
        </draw:line>
        <draw:line draw:style-name="gr34" draw:layer="layout" svg:x1="1.548cm" svg:y1="18.38cm" svg:x2="2.5cm" svg:y2="18.38cm">
          <text:p/>
        </draw:line>
        <draw:line draw:style-name="gr36" draw:layer="layout" svg:x1="1.548cm" svg:y1="18.815cm" svg:x2="2.5cm" svg:y2="18.815cm">
          <text:p/>
        </draw:line>
        <draw:line draw:style-name="gr37" draw:layer="layout" svg:x1="1.566cm" svg:y1="19.332cm" svg:x2="2.518cm" svg:y2="19.332cm">
          <text:p/>
        </draw:line>
        <draw:line draw:style-name="gr38" draw:text-style-name="P8" draw:layer="layout" svg:x1="1.666cm" svg:y1="19.85cm" svg:x2="2.618cm" svg:y2="19.85cm">
          <text:p/>
        </draw:line>
        <draw:frame draw:style-name="gr39" draw:text-style-name="P18" draw:layer="layout" svg:width="2.827cm" svg:height="2.639cm" svg:x="2.618cm" svg:y="17.728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connector draw:style-name="gr35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4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6" draw:text-style-name="P12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5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5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1" draw:text-style-name="P16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2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5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6" draw:text-style-name="P12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GameState</text:p>
          <draw:enhanced-geometry svg:viewBox="0 0 21600 21600" draw:type="rectangle" draw:enhanced-path="M 0 0 L 21600 0 21600 21600 0 21600 0 0 Z N"/>
        </draw:custom-shape>
        <draw:connector draw:style-name="gr34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4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5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4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7" draw:text-style-name="P19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4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4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7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7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5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5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5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5" draw:text-style-name="P21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6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4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7" draw:text-style-name="P23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5" draw:text-style-name="P12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5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5" draw:text-style-name="P21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59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0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5" draw:text-style-name="P12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2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5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5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4.762cm" svg:height="8.027cm" svg:x="1.539cm" svg:y="3.8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4"><text:span text:style-name="T10">Mancala Methods</text:span></text:p>
                <text:p text:style-name="P24"><text:span text:style-name="T10">(mancala.py)</text:span></text:p>
              </table:table-cell>
              <table:covered-table-cell/>
              <table:table-cell table:style-name="ce3">
                <text:p text:style-name="P25"><text:span text:style-name="T10">Step</text:span></text:p>
                <text:p text:style-name="P25"><text:span text:style-name="T10">Number</text:span></text:p>
              </table:table-cell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0">move</text:span></text:p>
              </table:table-cell>
              <table:table-cell/>
              <table:table-cell table:style-name="ce5">
                <text:p text:style-name="P25"><text:span text:style-name="T10">1</text:span></text:p>
              </table:table-cell>
              <table:table-cell table:style-name="ce6">
                <text:p text:style-name="P26"><text:span text:style-name="T9">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0">do_sow</text:span></text:p>
              </table:table-cell>
              <table:table-cell table:style-name="ce8">
                <text:p text:style-name="P25"><text:span text:style-name="T10">2</text:span></text:p>
              </table:table-cell>
              <table:table-cell table:style-name="ce9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5"><text:span text:style-name="T10">3</text:span></text:p>
              </table:table-cell>
              <table:table-cell table:style-name="ce9">
                <text:p text:style-name="P26"><text:span text:style-name="T9">Get Direction (CW or CCW)</text:span></text:p>
              </table:table-cell>
              <table:table-cell>
                <text:p><text:span text:style-name="T10">get_direction, make_child</text:span></text:p>
              </table:table-cell>
            </table:table-row>
            <table:table-row table:style-name="ro3" table:default-cell-style-name="ce7">
              <table:covered-table-cell/>
              <table:covered-table-cell/>
              <table:table-cell table:style-name="ce8">
                <text:p text:style-name="P25"><text:span text:style-name="T10">4</text:span></text:p>
              </table:table-cell>
              <table:table-cell table:style-name="ce9">
                <text:p text:style-name="P26"><text:span text:style-name="T9">Sow – drop seeds</text:span></text:p>
              </table:table-cell>
              <table:table-cell>
                <text:p><text:span text:style-name="T10">sower &amp; incremente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capture_seeds</text:span></text:p>
              </table:table-cell>
              <table:table-cell table:style-name="ce8">
                <text:p text:style-name="P25"><text:span text:style-name="T10">5</text:span></text:p>
              </table:table-cell>
              <table:table-cell table:style-name="ce9">
                <text:p text:style-name="P26"><text:span text:style-name="T9">Capture Seeds</text:span></text:p>
              </table:table-cell>
              <table:table-cell>
                <text:p><text:span text:style-name="T10">capt_ok, capturer &amp; incrementer, make_child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win_conditions</text:span></text:p>
              </table:table-cell>
              <table:table-cell table:style-name="ce8">
                <text:p text:style-name="P25"><text:span text:style-name="T10">6</text:span></text:p>
              </table:table-cell>
              <table:table-cell table:style-name="ce9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3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4" draw:text-style-name="P27" draw:layer="layout" svg:width="7.351cm" svg:height="0.972cm" svg:x="1.604cm" svg:y="2.703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10">Interface</text:span></text:p>
              </table:table-cell>
              <table:table-cell table:style-name="ce11">
                <text:p text:style-name="P25"><text:span text:style-name="T10">Method</text:span></text:p>
                <text:p text:style-name="P25"><text:span text:style-name="T10">(mancala.py)</text:span></text:p>
              </table:table-cell>
              <table:table-cell>
                <text:p text:style-name="P28"><text:span text:style-name="T10">Decorator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new_game</text:span></text:p>
              </table:table-cell>
              <table:table-cell>
                <text:p text:style-name="P28"><text:span text:style-name="T10">new_game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end_game</text:span></text:p>
              </table:table-cell>
              <table:table-cell>
                <text:p text:style-name="P28"><text:span text:style-name="T10">quitter</text:span></text:p>
              </table:table-cell>
            </table:table-row>
            <table:table-row table:style-name="ro7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get_allowable_holes</text:span></text:p>
              </table:table-cell>
              <table:table-cell>
                <text:p text:style-name="P28"><text:span text:style-name="T10">allowabl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10">AIGameIf</text:span></text:p>
              </table:table-cell>
              <table:table-cell>
                <text:p text:style-name="P28"><text:span text:style-name="T10">get_moves</text:span></text:p>
              </table:table-cell>
              <table:table-cell>
                <text:p text:style-name="P28"><text:span text:style-name="T10">get_moves</text:span></text:p>
              </table:table-cell>
            </table:table-row>
            <table:table-row table:style-name="ro9" table:default-cell-style-name="ce12">
              <table:table-cell table:style-name="ce13">
                <text:p text:style-name="P29"><text:span text:style-name="T11">not applicable</text:span></text:p>
              </table:table-cell>
              <table:table-cell>
                <text:p text:style-name="P28"><text:span text:style-name="T10">__str__</text:span></text:p>
              </table:table-cell>
              <table:table-cell>
                <text:p text:style-name="P28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5" draw:text-style-name="P27" draw:layer="layout" svg:width="11.43cm" svg:height="1.27cm" svg:x="5.445cm" svg:y="12.112cm">
          <draw:text-box>
            <text:p><text:span text:style-name="T6">Decorator Calls (non-move)</text:span></text:p>
          </draw:text-box>
        </draw:frame>
        <draw:frame draw:style-name="gr66" draw:text-style-name="P31" draw:layer="layout" svg:width="5.398cm" svg:height="3.492cm" svg:x="20.79cm" svg:y="13.885cm">
          <draw:text-box>
            <text:p text:style-name="P30">OUT OF DATE:</text:p>
            <text:p text:style-name="P30">This isn’t accurate and is missing some deco chains.</text:p>
          </draw:text-box>
        </draw:frame>
      </draw:page>
      <draw:page draw:name="page5" draw:style-name="dp1" draw:master-page-name="Default">
        <draw:custom-shape draw:style-name="gr67" xml:id="id48" draw:id="id48" draw:layer="layout" svg:width="26.67cm" svg:height="4.013cm" svg:x="0.524cm" svg:y="9.287cm">
          <text:p/>
          <draw:enhanced-geometry svg:viewBox="0 0 21600 21600" draw:type="rectangle" draw:enhanced-path="M 0 0 L 21600 0 21600 21600 0 21600 0 0 Z N"/>
        </draw:custom-shape>
        <draw:frame draw:style-name="gr68" draw:text-style-name="P33" draw:layer="layout" svg:width="3.493cm" svg:height="4.043cm" svg:x="1.26cm" svg:y="16.557cm">
          <draw:text-box>
            <text:p text:style-name="P32"><text:span text:style-name="T8">State <text:s/>variables read:</text:span></text:p>
            <text:p text:style-name="P32"><text:span text:style-name="T8"><text:tab/></text:span><text:span text:style-name="T8">turn</text:span></text:p>
            <text:p text:style-name="P32"><text:span text:style-name="T8"><text:tab/></text:span><text:span text:style-name="T8">board</text:span></text:p>
            <text:p text:style-name="P32"><text:span text:style-name="T8"><text:tab/></text:span><text:span text:style-name="T8">store</text:span></text:p>
            <text:p text:style-name="P32"><text:span text:style-name="T8"><text:tab/></text:span><text:span text:style-name="T8">blocked</text:span></text:p>
            <text:p text:style-name="P32"><text:span text:style-name="T8"><text:tab/></text:span><text:span text:style-name="T8">owner</text:span></text:p>
            <text:p text:style-name="P32"><text:span text:style-name="T8"><text:tab/></text:span><text:span text:style-name="T8">child</text:span></text:p>
            <text:p text:style-name="P32"><text:span text:style-name="T8"><text:tab/></text:span><text:span text:style-name="T8">mcount</text:span></text:p>
            <text:p text:style-name="P32"><text:span text:style-name="T8"/></text:p>
            <text:p text:style-name="P32"><text:span text:style-name="T8"><text:tab/></text:span><text:span text:style-name="T8"><text:tab/></text:span></text:p>
          </draw:text-box>
        </draw:frame>
        <draw:frame draw:style-name="gr69" draw:text-style-name="P35" draw:layer="layout" svg:width="13.017cm" svg:height="1.839cm" svg:x="7.35cm" svg:y="1cm">
          <draw:text-box>
            <text:p text:style-name="P34"><text:span text:style-name="T6">Allowables Decorators and Chain</text:span></text:p>
          </draw:text-box>
        </draw:frame>
        <draw:frame draw:style-name="gr70" draw:text-style-name="P36" draw:layer="layout" svg:width="3.232cm" svg:height="3.155cm" svg:x="5.388cm" svg:y="16.557cm">
          <draw:text-box>
            <text:p text:style-name="P32"><text:span text:style-name="T8">Parameters:</text:span></text:p>
            <text:p text:style-name="P32"><text:span text:style-name="T8"><text:tab/></text:span><text:span text:style-name="T8">min_move</text:span></text:p>
            <text:p text:style-name="P32"><text:span text:style-name="T8"><text:tab/></text:span><text:span text:style-name="T8">allow_rule</text:span></text:p>
            <text:p text:style-name="P32"><text:span text:style-name="T8"><text:tab/></text:span><text:span text:style-name="T8">mlength</text:span></text:p>
            <text:p text:style-name="P32"><text:span text:style-name="T8"><text:tab/></text:span><text:span text:style-name="T8">mustshare</text:span></text:p>
            <text:p text:style-name="P32"><text:span text:style-name="T8"><text:tab/></text:span><text:span text:style-name="T8">grandslam</text:span></text:p>
          </draw:text-box>
        </draw:frame>
        <draw:custom-shape draw:style-name="gr71" draw:text-style-name="P37" xml:id="id38" draw:id="id38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MemoizeAllowable*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7" xml:id="id39" draw:id="id39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NoGrandSlam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7" xml:id="id40" draw:id="id40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MustShare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8" xml:id="id43" draw:id="id43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OppOrEmptyEnd *</text:p>
          <draw:enhanced-geometry svg:viewBox="0 0 21600 21600" draw:type="rectangle" draw:enhanced-path="M 0 0 L 21600 0 21600 21600 0 21600 0 0 Z N"/>
        </draw:custom-shape>
        <draw:custom-shape draw:style-name="gr73" draw:text-style-name="P38" xml:id="id44" draw:id="id44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SingleToZero</text:p>
          <draw:enhanced-geometry svg:viewBox="0 0 21600 21600" draw:type="rectangle" draw:enhanced-path="M 0 0 L 21600 0 21600 21600 0 21600 0 0 Z N"/>
        </draw:custom-shape>
        <draw:custom-shape draw:style-name="gr74" draw:text-style-name="P38" xml:id="id45" draw:id="id45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OnlyIfAllN</text:p>
          <draw:enhanced-geometry svg:viewBox="0 0 21600 21600" draw:type="rectangle" draw:enhanced-path="M 0 0 L 21600 0 21600 21600 0 21600 0 0 Z N"/>
        </draw:custom-shape>
        <draw:connector draw:style-name="gr75" draw:text-style-name="P24" draw:layer="layout" svg:x1="13.777cm" svg:y1="5.561cm" svg:x2="13.777cm" svg:y2="6.231cm" draw:start-shape="id38" draw:start-glue-point="2" draw:end-shape="id39" draw:end-glue-point="0" svg:d="M13777 5561v670" svg:viewBox="0 0 1 671">
          <text:p/>
        </draw:connector>
        <draw:connector draw:style-name="gr75" draw:text-style-name="P24" draw:layer="layout" svg:x1="13.777cm" svg:y1="6.965cm" svg:x2="13.777cm" svg:y2="7.698cm" draw:start-shape="id39" draw:start-glue-point="2" draw:end-shape="id40" draw:end-glue-point="0" svg:d="M13777 6965v733" svg:viewBox="0 0 1 734">
          <text:p/>
        </draw:connector>
        <draw:custom-shape draw:style-name="gr76" draw:text-style-name="P40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77" draw:text-style-name="P40" xml:id="id41" draw:id="id41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78" draw:text-style-name="P40" xml:id="id42" draw:id="id42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79" draw:text-style-name="P40" xml:id="id50" draw:id="id50" draw:layer="layout" svg:width="4.332cm" svg:height="0.734cm" svg:x="8.93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Allowable</text:span></text:p>
          <draw:enhanced-geometry svg:viewBox="0 0 21600 21600" draw:type="rectangle" draw:enhanced-path="M 0 0 L 21600 0 21600 21600 0 21600 0 0 Z N"/>
        </draw:custom-shape>
        <draw:custom-shape draw:style-name="gr80" draw:text-style-name="P40" xml:id="id49" draw:id="id49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AllowableTriples</text:span></text:p>
          <draw:enhanced-geometry svg:viewBox="0 0 21600 21600" draw:type="rectangle" draw:enhanced-path="M 0 0 L 21600 0 21600 21600 0 21600 0 0 Z N"/>
        </draw:custom-shape>
        <draw:custom-shape draw:style-name="gr81" draw:text-style-name="P38" xml:id="id46" draw:id="id46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AllTwoRightmost</text:p>
          <draw:enhanced-geometry svg:viewBox="0 0 21600 21600" draw:type="rectangle" draw:enhanced-path="M 0 0 L 21600 0 21600 21600 0 21600 0 0 Z N"/>
        </draw:custom-shape>
        <draw:custom-shape draw:style-name="gr74" draw:text-style-name="P38" xml:id="id47" draw:id="id47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OnlyRightTwo</text:p>
          <draw:enhanced-geometry svg:viewBox="0 0 21600 21600" draw:type="rectangle" draw:enhanced-path="M 0 0 L 21600 0 21600 21600 0 21600 0 0 Z N"/>
        </draw:custom-shape>
        <draw:connector draw:style-name="gr36" draw:layer="layout" svg:x1="4.722cm" svg:y1="4.591cm" svg:x2="4.722cm" svg:y2="5.545cm" draw:start-shape="id41" draw:start-glue-point="2" draw:end-shape="id42" draw:end-glue-point="0" svg:d="M4722 4591v954" svg:viewBox="0 0 1 955">
          <text:p/>
        </draw:connector>
        <draw:connector draw:style-name="gr82" draw:text-style-name="P24" draw:layer="layout" draw:line-skew="0.331cm" svg:x1="13.777cm" svg:y1="8.432cm" svg:x2="2.821cm" svg:y2="10.685cm" draw:start-shape="id40" draw:start-glue-point="2" draw:end-shape="id43" draw:end-glue-point="0" svg:d="M13777 8432v1458h-10956v795" svg:viewBox="0 0 10957 2254">
          <text:p/>
        </draw:connector>
        <draw:connector draw:style-name="gr82" draw:text-style-name="P24" draw:layer="layout" draw:line-skew="0.331cm" svg:x1="13.777cm" svg:y1="8.432cm" svg:x2="6.535cm" svg:y2="10.685cm" draw:start-shape="id40" draw:start-glue-point="2" draw:end-shape="id44" draw:end-glue-point="0" svg:d="M13777 8432v1458h-7242v795" svg:viewBox="0 0 7243 2254">
          <text:p/>
        </draw:connector>
        <draw:connector draw:style-name="gr82" draw:text-style-name="P24" draw:layer="layout" draw:line-skew="0.331cm" svg:x1="13.777cm" svg:y1="8.432cm" svg:x2="10.249cm" svg:y2="10.685cm" draw:start-shape="id40" draw:start-glue-point="2" draw:end-shape="id45" draw:end-glue-point="0" svg:d="M13777 8432v1458h-3528v795" svg:viewBox="0 0 3529 2254">
          <text:p/>
        </draw:connector>
        <draw:connector draw:style-name="gr82" draw:text-style-name="P24" draw:layer="layout" draw:line-skew="0.331cm" svg:x1="13.777cm" svg:y1="8.432cm" svg:x2="17.676cm" svg:y2="10.685cm" draw:start-shape="id40" draw:start-glue-point="2" draw:end-shape="id46" draw:end-glue-point="0" svg:d="M13777 8432v1458h3899v795" svg:viewBox="0 0 3900 2254">
          <text:p/>
        </draw:connector>
        <draw:connector draw:style-name="gr82" draw:text-style-name="P24" draw:layer="layout" draw:line-skew="0.331cm" svg:x1="13.777cm" svg:y1="8.432cm" svg:x2="25.104cm" svg:y2="10.685cm" draw:start-shape="id40" draw:start-glue-point="2" draw:end-shape="id47" draw:end-glue-point="0" svg:d="M13777 8432v1458h11327v795" svg:viewBox="0 0 11328 2254">
          <text:p/>
        </draw:connector>
        <draw:custom-shape draw:style-name="gr73" draw:text-style-name="P38" xml:id="id53" draw:id="id53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8" xml:id="id51" draw:id="id51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OnlyIfAllN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2" draw:id="id52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OnlyIfAllN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4" draw:id="id54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AllTwoRightmost</text:p>
          <draw:enhanced-geometry svg:viewBox="0 0 21600 21600" draw:type="rectangle" draw:enhanced-path="M 0 0 L 21600 0 21600 21600 0 21600 0 0 Z N"/>
        </draw:custom-shape>
        <draw:connector draw:style-name="gr82" draw:text-style-name="P24" draw:layer="layout" svg:x1="13.859cm" svg:y1="13.3cm" svg:x2="16.183cm" svg:y2="14.852cm" draw:start-shape="id48" draw:start-glue-point="2" draw:end-shape="id49" draw:end-glue-point="0" svg:d="M13859 13300v776h2324v776" svg:viewBox="0 0 2325 1553">
          <text:p/>
        </draw:connector>
        <draw:connector draw:style-name="gr82" draw:text-style-name="P24" draw:layer="layout" svg:x1="13.859cm" svg:y1="13.3cm" svg:x2="11.103cm" svg:y2="14.852cm" draw:start-shape="id48" draw:start-glue-point="2" draw:end-shape="id50" draw:end-glue-point="0" svg:d="M13859 13300v776h-2756v776" svg:viewBox="0 0 2757 1553">
          <text:p/>
        </draw:connector>
        <draw:connector draw:style-name="gr82" draw:text-style-name="P24" draw:layer="layout" draw:line-skew="0.331cm" svg:x1="13.777cm" svg:y1="8.432cm" svg:x2="14.003cm" svg:y2="10.685cm" draw:start-shape="id40" draw:start-glue-point="2" draw:end-shape="id51" draw:end-glue-point="0" svg:d="M13777 8432v1458h226v795" svg:viewBox="0 0 227 2254">
          <text:p/>
        </draw:connector>
        <draw:connector draw:style-name="gr82" draw:text-style-name="P24" draw:layer="layout" draw:line-skew="0.331cm" svg:x1="13.777cm" svg:y1="8.432cm" svg:x2="21.39cm" svg:y2="10.685cm" draw:start-shape="id40" draw:start-glue-point="2" draw:end-shape="id52" draw:end-glue-point="0" svg:d="M13777 8432v1458h7613v795" svg:viewBox="0 0 7614 2254">
          <text:p/>
        </draw:connector>
        <draw:connector draw:style-name="gr82" draw:text-style-name="P24" draw:layer="layout" svg:x1="14.003cm" svg:y1="11.419cm" svg:x2="14.003cm" svg:y2="12.112cm" draw:start-shape="id51" draw:start-glue-point="2" draw:end-shape="id53" draw:end-glue-point="0" svg:d="M14003 11419v693" svg:viewBox="0 0 1 694">
          <text:p/>
        </draw:connector>
        <draw:connector draw:style-name="gr82" draw:text-style-name="P24" draw:layer="layout" svg:x1="21.39cm" svg:y1="11.419cm" svg:x2="21.389cm" svg:y2="12.095cm" draw:start-shape="id52" draw:start-glue-point="2" draw:end-shape="id54" draw:end-glue-point="0" svg:d="M21390 11419v338h-1v338" svg:viewBox="0 0 2 677">
          <text:p/>
        </draw:connector>
        <draw:frame draw:style-name="gr84" draw:text-style-name="P33" draw:layer="layout" svg:width="7.937cm" svg:height="2.861cm" svg:x="15.287cm" svg:y="17.265cm">
          <draw:text-box>
            <text:p text:style-name="P32"><text:span text:style-name="T8">Notes:</text:span></text:p>
            <text:p text:style-name="P32"><text:span text:style-name="T8">Some allow rule decos are shown more than once for clarity.</text:span></text:p>
            <text:p text:style-name="P32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frame draw:style-name="gr85" draw:text-style-name="P33" draw:layer="layout" svg:width="3.175cm" svg:height="0.562cm" svg:x="0.617cm" svg:y="8.62cm">
          <draw:text-box>
            <text:p text:style-name="P32"><text:span text:style-name="T8">Allow rule decos </text:span></text:p>
          </draw:text-box>
        </draw:frame>
        <draw:custom-shape draw:style-name="gr86" draw:layer="layout" svg:width="3.798cm" svg:height="0.734cm" svg:x="20.379cm" svg:y="4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Optional dec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33" draw:layer="layout" svg:width="5.079cm" svg:height="1.679cm" svg:x="20.367cm" svg:y="3.222cm">
          <draw:text-box>
            <text:p text:style-name="P41"><text:span text:style-name="T8">One path down the deco chain is used. </text:span></text:p>
            <text:p text:style-name="P41"><text:span text:style-name="T8">Intersecting arrows are decision points.</text:span></text:p>
          </draw:text-box>
        </draw:frame>
      </draw:page>
      <draw:page draw:name="page6" draw:style-name="dp1" draw:master-page-name="Default">
        <draw:custom-shape draw:style-name="gr88" draw:text-style-name="P40" xml:id="id65" draw:id="id65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89" draw:text-style-name="P40" xml:id="id55" draw:id="id55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get_single_sower()</text:span></text:p>
          <text:p text:style-name="P3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90" draw:text-style-name="P40" xml:id="id57" draw:id="id57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91" draw:text-style-name="P40" xml:id="id58" draw:id="id58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40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93" draw:text-style-name="P40" xml:id="id59" draw:id="id59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94" draw:text-style-name="P40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95" draw:text-style-name="P40" xml:id="id56" draw:id="id56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40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6" draw:text-style-name="P37" draw:layer="layout" svg:x1="10.278cm" svg:y1="6.653cm" svg:x2="7.438cm" svg:y2="8.202cm" draw:start-shape="id55" draw:start-glue-point="2" draw:end-shape="id56" draw:end-glue-point="0" svg:d="M10278 6653v774h-2840v775" svg:viewBox="0 0 2841 1550">
          <text:p/>
        </draw:connector>
        <draw:connector draw:style-name="gr36" draw:text-style-name="P37" draw:layer="layout" svg:x1="10.278cm" svg:y1="6.653cm" svg:x2="12.782cm" svg:y2="8.202cm" draw:start-shape="id55" draw:start-glue-point="2" draw:end-shape="id57" draw:end-glue-point="0" svg:d="M10278 6653v774h2504v775" svg:viewBox="0 0 2505 1550">
          <text:p/>
        </draw:connector>
        <draw:connector draw:style-name="gr35" draw:text-style-name="P37" draw:layer="layout" svg:x1="14.948cm" svg:y1="8.325cm" svg:x2="17.334cm" svg:y2="9.631cm" draw:start-shape="id57" draw:start-glue-point="9" draw:end-shape="id58" draw:end-glue-point="3" svg:d="M14948 8325h1193v1306h1193" svg:viewBox="0 0 2387 1307">
          <text:p/>
        </draw:connector>
        <draw:connector draw:style-name="gr35" draw:layer="layout" draw:line-skew="-0.536cm" svg:x1="14.948cm" svg:y1="8.813cm" svg:x2="17.334cm" svg:y2="11.723cm" draw:start-shape="id57" draw:start-glue-point="8" draw:end-shape="id59" draw:end-glue-point="3" svg:d="M14948 8813h657v2910h1729" svg:viewBox="0 0 2387 2911">
          <text:p/>
        </draw:connector>
        <draw:frame draw:style-name="gr68" draw:text-style-name="P33" draw:layer="layout" svg:width="3.493cm" svg:height="3.649cm" svg:x="1.952cm" svg:y="12.767cm">
          <draw:text-box>
            <text:p text:style-name="P41"><text:span text:style-name="T8">State <text:s/>variables:</text:span></text:p>
            <text:p text:style-name="P41"><text:span text:style-name="T8"><text:tab/></text:span><text:span text:style-name="T8">Reads</text:span></text:p>
            <text:p text:style-name="P41"><text:span text:style-name="T8"><text:tab/></text:span><text:span text:style-name="T8"><text:tab/></text:span><text:span text:style-name="T8">turn</text:span></text:p>
            <text:p text:style-name="P41"><text:span text:style-name="T8"><text:tab/></text:span><text:span text:style-name="T8"><text:tab/></text:span><text:span text:style-name="T8">child</text:span></text:p>
            <text:p text:style-name="P41"><text:span text:style-name="T8"><text:tab/></text:span><text:span text:style-name="T8"><text:tab/></text:span><text:span text:style-name="T8">mcount</text:span></text:p>
            <text:p text:style-name="P41"><text:span text:style-name="T8"><text:tab/></text:span><text:span text:style-name="T8">Changes</text:span></text:p>
            <text:p text:style-name="P41"><text:span text:style-name="T8"><text:tab/></text:span><text:span text:style-name="T8"><text:tab/></text:span><text:span text:style-name="T8">board</text:span></text:p>
            <text:p text:style-name="P41"><text:span text:style-name="T8"><text:tab/></text:span><text:span text:style-name="T8"><text:tab/></text:span><text:span text:style-name="T8">store</text:span></text:p>
            <text:p text:style-name="P41"><text:span text:style-name="T8"><text:tab/></text:span><text:span text:style-name="T8"><text:tab/></text:span><text:span text:style-name="T8">blocked</text:span></text:p>
          </draw:text-box>
        </draw:frame>
        <draw:frame draw:style-name="gr53" draw:text-style-name="P35" draw:layer="layout" svg:width="8.89cm" svg:height="1.27cm" svg:x="9.255cm" svg:y="1cm">
          <draw:text-box>
            <text:p text:style-name="P24"><text:span text:style-name="T6">Sower Decorators</text:span></text:p>
          </draw:text-box>
        </draw:frame>
        <draw:frame draw:style-name="gr97" draw:text-style-name="P36" draw:layer="layout" svg:width="3.232cm" svg:height="6.013cm" svg:x="6.023cm" svg:y="12.767cm">
          <draw:text-box>
            <text:p text:style-name="P41"><text:span text:style-name="T8">Parameters:</text:span></text:p>
            <text:p text:style-name="P41"><text:span text:style-name="T8"><text:tab/></text:span><text:span text:style-name="T8">capt_max</text:span></text:p>
            <text:p text:style-name="P41"><text:span text:style-name="T8"><text:tab/></text:span><text:span text:style-name="T8">capt_min</text:span></text:p>
            <text:p text:style-name="P41"><text:span text:style-name="T8"><text:tab/></text:span><text:span text:style-name="T8">capt_on</text:span></text:p>
            <text:p text:style-name="P41"><text:span text:style-name="T8"><text:tab/></text:span><text:span text:style-name="T8">child_type</text:span></text:p>
            <text:p text:style-name="P41"><text:span text:style-name="T8"><text:tab/></text:span><text:span text:style-name="T8">crosscapt</text:span></text:p>
            <text:p text:style-name="P41"><text:span text:style-name="T8"><text:tab/></text:span><text:span text:style-name="T8">evens</text:span></text:p>
            <text:p text:style-name="P41"><text:span text:style-name="T8"><text:tab/></text:span><text:span text:style-name="T8">goal</text:span></text:p>
            <text:p text:style-name="P41"><text:span text:style-name="T8"><text:tab/></text:span><text:span text:style-name="T8">gparam_one</text:span></text:p>
            <text:p text:style-name="P41"><text:span text:style-name="T8"><text:tab/></text:span><text:span text:style-name="T8">mlaps</text:span></text:p>
            <text:p text:style-name="P41"><text:span text:style-name="T8"><text:tab/></text:span><text:span text:style-name="T8">prescribed</text:span></text:p>
            <text:p text:style-name="P41"><text:span text:style-name="T8"><text:tab/></text:span><text:span text:style-name="T8">sow_direct</text:span></text:p>
            <text:p text:style-name="P41"><text:span text:style-name="T8"><text:tab/></text:span><text:span text:style-name="T8">sow_own_store</text:span></text:p>
            <text:p text:style-name="P41"><text:span text:style-name="T8"><text:tab/></text:span><text:span text:style-name="T8">sow_rule</text:span></text:p>
            <text:p text:style-name="P41"><text:span text:style-name="T8"><text:tab/></text:span><text:span text:style-name="T8">visit_opp</text:span></text:p>
          </draw:text-box>
        </draw:frame>
        <draw:custom-shape draw:style-name="gr98" draw:text-style-name="P43" xml:id="id62" draw:id="id62" draw:layer="layout" svg:width="4.127cm" svg:height="0.953cm" svg:x="16.239cm" svg:y="17.688cm">
          <text:p text:style-name="P42"><text:span text:style-name="T13">Base Sower(s) – single lap sower</text:span></text:p>
          <draw:enhanced-geometry svg:viewBox="0 0 21600 21600" draw:type="rectangle" draw:enhanced-path="M 0 0 L 21600 0 21600 21600 0 21600 0 0 Z N"/>
        </draw:custom-shape>
        <draw:custom-shape draw:style-name="gr86" xml:id="id61" draw:id="id61" draw:layer="layout" svg:width="4.762cm" svg:height="0.817cm" svg:x="14.969cm" svg:y="16.554cm">
          <text:p>SowMlapSeeds</text:p>
          <draw:enhanced-geometry svg:viewBox="0 0 21600 21600" draw:type="rectangle" draw:enhanced-path="M 0 0 L 21600 0 21600 21600 0 21600 0 0 Z N"/>
        </draw:custom-shape>
        <draw:custom-shape draw:style-name="gr86" xml:id="id60" draw:id="id60" draw:layer="layout" svg:width="4.762cm" svg:height="0.817cm" svg:x="14.016cm" svg:y="15.466cm">
          <text:p>Prescribed Sow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8" draw:layer="layout" draw:type="curve" svg:x1="18.778cm" svg:y1="15.874cm" svg:x2="19.731cm" svg:y2="16.962cm" draw:start-shape="id60" draw:start-glue-point="1" draw:end-shape="id61" draw:end-glue-point="1" svg:d="M18778 15874c2206 0 1730 1088 953 1088" svg:viewBox="0 0 1603 1089">
          <text:p/>
        </draw:connector>
        <draw:connector draw:style-name="gr99" draw:text-style-name="P8" draw:layer="layout" draw:type="curve" svg:x1="19.731cm" svg:y1="16.962cm" svg:x2="20.366cm" svg:y2="18.164cm" draw:start-shape="id61" draw:start-glue-point="1" draw:end-shape="id62" draw:end-glue-point="1" svg:d="M19731 16962c1702 0 1385 1202 635 1202" svg:viewBox="0 0 1242 1203">
          <text:p/>
        </draw:connector>
        <draw:frame draw:style-name="gr100" draw:text-style-name="P44" xml:id="id63" draw:id="id63" draw:layer="layout" svg:width="2.115cm" svg:height="0.497cm" svg:x="13.065cm" svg:y="14.652cm">
          <draw:text-box>
            <text:p><text:span text:style-name="T8">Sower Deco </text:span></text:p>
          </draw:text-box>
        </draw:frame>
        <draw:connector draw:style-name="gr99" draw:text-style-name="P8" draw:layer="layout" draw:type="curve" svg:x1="15.18cm" svg:y1="14.9cm" svg:x2="18.778cm" svg:y2="15.874cm" draw:start-shape="id63" draw:start-glue-point="1" draw:end-shape="id60" draw:end-glue-point="1" svg:d="M15180 14900c6174 0 4375 974 3598 974" svg:viewBox="0 0 4453 975">
          <text:p/>
        </draw:connector>
        <draw:custom-shape draw:style-name="gr101" draw:text-style-name="P40" xml:id="id64" draw:id="id64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6" draw:layer="layout" draw:line-skew="-0.209cm" svg:x1="14.878cm" svg:y1="3.639cm" svg:x2="10.278cm" svg:y2="4.928cm" draw:start-shape="id64" draw:start-glue-point="2" draw:end-shape="id65" draw:end-glue-point="0" svg:d="M14878 3639v436h-4600v853" svg:viewBox="0 0 4601 1290">
          <text:p/>
        </draw:connector>
        <draw:connector draw:style-name="gr36" draw:layer="layout" draw:line-skew="-2.377cm" svg:x1="14.878cm" svg:y1="3.639cm" svg:x2="19.644cm" svg:y2="9.264cm" draw:start-shape="id64" draw:start-glue-point="2" draw:end-shape="id58" draw:end-glue-point="0" svg:d="M14878 3639v436h4766v5189" svg:viewBox="0 0 4767 5626">
          <text:p/>
        </draw:connector>
      </draw:page>
      <draw:page draw:name="page7" draw:style-name="dp1" draw:master-page-name="Default">
        <draw:custom-shape draw:style-name="gr86" xml:id="id70" draw:id="id70" draw:layer="layout" svg:width="4.62cm" svg:height="0.733cm" svg:x="15.334cm" svg:y="9.4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35" draw:layer="layout" svg:width="12.065cm" svg:height="1.839cm" svg:x="7.985cm" svg:y="1cm">
          <draw:text-box>
            <text:p text:style-name="P24"><text:span text:style-name="T6">LapperContinuerIf Deco Chain </text:span></text:p>
          </draw:text-box>
        </draw:frame>
        <draw:custom-shape draw:style-name="gr86" xml:id="id66" draw:id="id66" draw:layer="layout" svg:width="4.332cm" svg:height="0.734cm" svg:x="10.842cm" svg:y="3.3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xml:id="id67" draw:id="id67" draw:layer="layout" svg:width="4.332cm" svg:height="0.734cm" svg:x="10.842cm" svg:y="5.0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xml:id="id68" draw:id="id68" draw:layer="layout" svg:width="4.332cm" svg:height="0.734cm" svg:x="10.842cm" svg:y="6.7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5" xml:id="id69" draw:id="id69" draw:layer="layout" svg:width="4.332cm" svg:height="0.734cm" svg:x="4.24cm" svg:y="9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NextLapCont</text:p>
          <draw:enhanced-geometry svg:viewBox="0 0 21600 21600" draw:type="rectangle" draw:enhanced-path="M 0 0 L 21600 0 21600 21600 0 21600 0 0 Z N"/>
        </draw:custom-shape>
        <draw:custom-shape draw:style-name="gr103" draw:text-style-name="P40" xml:id="id71" draw:id="id71" draw:layer="layout" svg:width="4.332cm" svg:height="0.734cm" svg:x="15.478cm" svg:y="11.2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StopSingleSeeds</text:span></text:p>
          <draw:enhanced-geometry svg:viewBox="0 0 21600 21600" draw:type="rectangle" draw:enhanced-path="M 0 0 L 21600 0 21600 21600 0 21600 0 0 Z N"/>
        </draw:custom-shape>
        <draw:custom-shape draw:style-name="gr104" draw:text-style-name="P40" xml:id="id73" draw:id="id73" draw:layer="layout" svg:width="4.332cm" svg:height="0.734cm" svg:x="10.629cm" svg:y="13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ChildLapCont</text:span></text:p>
          <draw:enhanced-geometry svg:viewBox="0 0 21600 21600" draw:type="rectangle" draw:enhanced-path="M 0 0 L 21600 0 21600 21600 0 21600 0 0 Z N"/>
        </draw:custom-shape>
        <draw:custom-shape draw:style-name="gr105" draw:text-style-name="P40" xml:id="id72" draw:id="id72" draw:layer="layout" svg:width="4.332cm" svg:height="0.734cm" svg:x="15.505cm" svg:y="13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DiverBlckdLapper</text:span></text:p>
          <draw:enhanced-geometry svg:viewBox="0 0 21600 21600" draw:type="rectangle" draw:enhanced-path="M 0 0 L 21600 0 21600 21600 0 21600 0 0 Z N"/>
        </draw:custom-shape>
        <draw:custom-shape draw:style-name="gr106" draw:text-style-name="P40" xml:id="id74" draw:id="id74" draw:layer="layout" svg:width="4.332cm" svg:height="0.734cm" svg:x="20.585cm" svg:y="13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2">LapContinue</text:span></text:p>
          <draw:enhanced-geometry svg:viewBox="0 0 21600 21600" draw:type="rectangle" draw:enhanced-path="M 0 0 L 21600 0 21600 21600 0 21600 0 0 Z N"/>
        </draw:custom-shape>
        <draw:connector draw:style-name="gr75" draw:text-style-name="P24" draw:layer="layout" svg:x1="13.008cm" svg:y1="4.097cm" svg:x2="13.008cm" svg:y2="5.067cm" draw:start-shape="id66" draw:start-glue-point="2" draw:end-shape="id67" draw:end-glue-point="0" svg:d="M13008 4097v970" svg:viewBox="0 0 1 971">
          <text:p/>
        </draw:connector>
        <draw:connector draw:style-name="gr75" draw:text-style-name="P24" draw:layer="layout" svg:x1="13.008cm" svg:y1="5.801cm" svg:x2="13.008cm" svg:y2="6.734cm" draw:start-shape="id67" draw:start-glue-point="2" draw:end-shape="id68" draw:end-glue-point="0" svg:d="M13008 5801v933" svg:viewBox="0 0 1 934">
          <text:p/>
        </draw:connector>
        <draw:connector draw:style-name="gr75" draw:text-style-name="P24" draw:layer="layout" draw:line-skew="0.177cm" svg:x1="13.008cm" svg:y1="7.468cm" svg:x2="6.406cm" svg:y2="9.417cm" draw:start-shape="id68" draw:start-glue-point="2" draw:end-shape="id69" draw:end-glue-point="0" svg:d="M13008 7468v1152h-6602v797" svg:viewBox="0 0 6603 1950">
          <text:p/>
        </draw:connector>
        <draw:connector draw:style-name="gr82" draw:text-style-name="P24" draw:layer="layout" draw:line-skew="0.177cm" svg:x1="13.008cm" svg:y1="7.468cm" svg:x2="17.644cm" svg:y2="9.418cm" draw:start-shape="id68" draw:start-glue-point="2" draw:end-shape="id70" draw:end-glue-point="0" svg:d="M13008 7468v1152h4636v798" svg:viewBox="0 0 4637 1951">
          <text:p/>
        </draw:connector>
        <draw:connector draw:style-name="gr82" draw:text-style-name="P24" draw:layer="layout" svg:x1="17.644cm" svg:y1="10.151cm" svg:x2="17.644cm" svg:y2="11.278cm" draw:start-shape="id70" draw:start-glue-point="2" draw:end-shape="id71" draw:end-glue-point="0" svg:d="M17644 10151v1127" svg:viewBox="0 0 1 1128">
          <text:p/>
        </draw:connector>
        <draw:connector draw:style-name="gr82" draw:text-style-name="P24" draw:layer="layout" svg:x1="17.644cm" svg:y1="12.012cm" svg:x2="17.671cm" svg:y2="13.683cm" draw:start-shape="id71" draw:start-glue-point="2" draw:end-shape="id72" draw:end-glue-point="0" svg:d="M17644 12012v836h27v835" svg:viewBox="0 0 28 1672">
          <text:p/>
        </draw:connector>
        <draw:connector draw:style-name="gr82" draw:text-style-name="P24" draw:layer="layout" svg:x1="17.644cm" svg:y1="12.012cm" svg:x2="12.795cm" svg:y2="13.683cm" draw:start-shape="id71" draw:start-glue-point="2" draw:end-shape="id73" draw:end-glue-point="0" svg:d="M17644 12012v836h-4849v835" svg:viewBox="0 0 4850 1672">
          <text:p/>
        </draw:connector>
        <draw:connector draw:style-name="gr82" draw:text-style-name="P24" draw:layer="layout" svg:x1="17.644cm" svg:y1="12.012cm" svg:x2="22.751cm" svg:y2="13.683cm" draw:start-shape="id71" draw:start-glue-point="2" draw:end-shape="id74" draw:end-glue-point="0" svg:d="M17644 12012v836h5107v835" svg:viewBox="0 0 5108 167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fill-gradient-name="Gradient_20_1" draw:fill-hatch-name="Red_20_90_20_Degrees_20_Crossed_20_1" draw:fill-image-name="Bitmap_20_1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11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5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6 Sept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6H6M36S</meta:editing-duration>
    <meta:editing-cycles>80</meta:editing-cycles>
    <meta:generator>LibreOffice/7.3.2.2$Windows_X86_64 LibreOffice_project/49f2b1bff42cfccbd8f788c8dc32c1c309559be0</meta:generator>
    <dc:date>2024-09-17T06:12:24.941000000</dc:date>
    <meta:print-date>2024-09-14T06:59:08.945000000</meta:print-date>
    <meta:document-statistic meta:object-count="207"/>
  </office:meta>
</office:document-meta>
</file>